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427cac" draw:marker-start-width="0.359cm" draw:marker-end-width="0.359cm" draw:fill="none" draw:textarea-horizontal-align="justify" draw:textarea-vertical-align="top" draw:auto-grow-height="false" fo:min-height="2.438cm" fo:min-width="6.76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svg:stroke-width="0.106cm" svg:stroke-color="#427cac" draw:marker-start-width="0.359cm" draw:marker-end-width="0.359cm" draw:fill="none" draw:textarea-horizontal-align="justify" draw:textarea-vertical-align="top" draw:auto-grow-height="false" fo:min-height="2.438cm" fo:min-width="8.538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svg:stroke-color="#000000" draw:fill-color="#427cac" draw:textarea-horizontal-align="justify" draw:textarea-vertical-align="middle" draw:auto-grow-height="false" fo:min-height="0.621cm" fo:min-width="0.937cm"/>
      <style:paragraph-properties style:writing-mode="lr-tb"/>
    </style:style>
    <style:style style:name="gr4" style:family="graphic" style:parent-style-name="standard">
      <style:graphic-properties draw:stroke="none" draw:fill-color="#3f5161" draw:textarea-horizontal-align="justify" draw:textarea-vertical-align="middle" draw:auto-grow-height="false" fo:min-height="1.782cm" fo:min-width="1.786cm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svg:stroke-width="0.106cm" svg:stroke-color="#427cac" draw:marker-start-width="0.359cm" draw:marker-end-width="0.359cm" draw:fill="none" draw:textarea-horizontal-align="justify" draw:textarea-vertical-align="top" draw:auto-grow-height="false" fo:min-height="2.438cm" fo:min-width="4.347cm" fo:padding-top="0.178cm" fo:padding-bottom="0.178cm" fo:padding-left="0.303cm" fo:padding-right="0.303cm"/>
      <style:paragraph-properties style:writing-mode="lr-tb"/>
    </style:style>
    <style:style style:name="P1" style:family="paragraph">
      <style:paragraph-properties fo:text-align="center" style:writing-mode="lr-tb"/>
      <style:text-properties fo:color="#000000" style:font-name="Calibri" fo:font-size="12pt" fo:font-weight="bold" style:font-weight-asian="bold" style:font-weight-complex="bold"/>
    </style:style>
    <style:style style:name="P2" style:family="paragraph">
      <loext:graphic-properties draw:fill="none"/>
      <style:paragraph-properties fo:text-align="center" style:writing-mode="lr-tb"/>
      <style:text-properties fo:color="#000000" style:font-name="Calibri" fo:font-size="12pt" fo:font-weight="bold" style:font-weight-asian="bold" style:font-weight-complex="bold"/>
    </style:style>
    <style:style style:name="P3" style:family="paragraph">
      <style:paragraph-properties fo:text-align="center" style:writing-mode="lr-tb"/>
      <style:text-properties fo:color="#000000" style:font-name="Calibri" fo:font-size="12pt" fo:font-weight="bold" fo:background-color="transparent" style:font-weight-asian="bold" style:font-weight-complex="bold"/>
    </style:style>
    <style:style style:name="P4" style:family="paragraph">
      <loext:graphic-properties draw:fill="none"/>
      <style:paragraph-properties fo:text-align="center" style:writing-mode="lr-tb"/>
      <style:text-properties fo:color="#000000" style:font-name="Calibri" fo:font-size="12pt" fo:font-weight="bold" fo:background-color="transparent" style:font-weight-asian="bold" style:font-weight-complex="bold"/>
    </style:style>
    <style:style style:name="P5" style:family="paragraph">
      <style:paragraph-properties fo:text-align="center" style:writing-mode="lr-tb"/>
      <style:text-properties fo:color="#ffffff" style:font-name="Calibri" fo:font-size="10pt" style:font-size-asian="10pt" style:font-size-complex="10pt"/>
    </style:style>
    <style:style style:name="P6" style:family="paragraph">
      <loext:graphic-properties draw:fill-color="#427cac"/>
      <style:paragraph-properties fo:text-align="center" style:writing-mode="lr-tb"/>
      <style:text-properties fo:color="#ffffff" style:font-name="Calibri" fo:font-size="10pt" style:font-size-asian="10pt" style:font-size-complex="10pt"/>
    </style:style>
    <style:style style:name="P7" style:family="paragraph">
      <style:paragraph-properties fo:text-align="center" style:writing-mode="lr-tb"/>
      <style:text-properties fo:color="#ffffff" style:font-name="Calibri" fo:font-size="12pt" fo:font-weight="normal" style:font-weight-asian="normal" style:font-weight-complex="normal"/>
    </style:style>
    <style:style style:name="P8" style:family="paragraph">
      <loext:graphic-properties draw:fill-color="#3f5161"/>
      <style:paragraph-properties fo:text-align="center" style:writing-mode="lr-tb"/>
      <style:text-properties fo:color="#ffffff" style:font-name="Calibri" fo:font-size="12pt" fo:font-weight="normal" style:font-weight-asian="normal" style:font-weight-complex="normal"/>
    </style:style>
    <style:style style:name="P9" style:family="paragraph">
      <style:paragraph-properties fo:text-align="center" style:writing-mode="lr-tb"/>
      <style:text-properties fo:color="#ffffff" style:font-name="Calibri" fo:font-size="12pt"/>
    </style:style>
    <style:style style:name="P10" style:family="paragraph">
      <loext:graphic-properties draw:fill-color="#3f5161"/>
      <style:paragraph-properties fo:text-align="center" style:writing-mode="lr-tb"/>
      <style:text-properties fo:color="#ffffff" style:font-name="Calibri" fo:font-size="12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style:font-name="Calibri" fo:font-size="12pt"/>
    </style:style>
    <style:style style:name="T1" style:family="text">
      <style:text-properties fo:color="#000000" style:font-name="Calibri" fo:font-size="12pt" fo:font-weight="bold" style:font-weight-asian="bold" style:font-weight-complex="bold"/>
    </style:style>
    <style:style style:name="T2" style:family="text">
      <style:text-properties fo:color="#000000" style:font-name="Calibri" fo:font-size="12pt" fo:font-weight="bold" fo:background-color="transparent" style:font-weight-asian="bold" style:font-weight-complex="bold"/>
    </style:style>
    <style:style style:name="T3" style:family="text">
      <style:text-properties fo:color="#ffffff" style:font-name="Calibri" fo:font-size="9pt" style:font-size-asian="9pt" style:font-size-complex="9pt"/>
    </style:style>
    <style:style style:name="T4" style:family="text">
      <style:text-properties fo:color="#ffffff" style:font-name="Calibri" fo:font-size="12pt" fo:font-weight="normal" style:font-weight-asian="normal" style:font-weight-complex="normal"/>
    </style:style>
    <style:style style:name="T5" style:family="text">
      <style:text-properties fo:color="#ffffff" style:font-name="Calibri" fo:font-size="12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366cm" svg:height="2.794cm" svg:x="10.652cm" svg:y="5.953cm">
          <text:p text:style-name="P1"><text:span text:style-name="T1">Da</text:span><text:span text:style-name="T1">ta </text:span><text:span text:style-name="T1">pre</text:span><text:span text:style-name="T1">pr</text:span><text:span text:style-name="T1">oc</text:span><text:span text:style-name="T1">ess</text:span><text:span text:style-name="T1">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9.144cm" svg:height="2.794cm" svg:x="1.254cm" svg:y="5.953cm">
          <text:p text:style-name="P3"><text:span text:style-name="T2">Dataset cre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436cm" svg:height="1.651cm" svg:x="1.396cm" svg:y="6.742cm">
          <text:p text:style-name="P5"><text:span text:style-name="T3">GISAID </text:span></text:p>
          <text:p text:style-name="P5"><text:span text:style-name="T3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8" draw:layer="layout" svg:width="2.286cm" svg:height="2.032cm" svg:x="3.159cm" svg:y="6.588cm">
          <text:p text:style-name="P7"><text:span text:style-name="T4">Data </text:span></text:p>
          <text:p text:style-name="P7"><text:span text:style-name="T4">Selection</text:span></text:p>
          <text:p text:style-name="P7"><text:span text:style-name="T4">&amp; Download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2.286cm" svg:height="2.032cm" svg:x="5.585cm" svg:y="6.588cm">
          <text:p text:style-name="P7"><text:span text:style-name="T4">Phylogenetic </text:span></text:p>
          <text:p text:style-name="P7"><text:span text:style-name="T4">tree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2.286cm" svg:height="2.032cm" svg:x="8.012cm" svg:y="6.588cm">
          <text:p text:style-name="P9"><text:span text:style-name="T5">Tree </text:span></text:p>
          <text:p text:style-name="P9"><text:span text:style-name="T5">→ </text:span><text:span text:style-name="T5">dataset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2.286cm" svg:height="2.032cm" svg:x="10.779cm" svg:y="6.588cm">
          <text:p text:style-name="P9"><text:span text:style-name="T5">Dimensio-</text:span></text:p>
          <text:p text:style-name="P9"><text:span text:style-name="T5">nality </text:span></text:p>
          <text:p text:style-name="P9"><text:span text:style-name="T5">reduction</text:span></text:p>
          <draw:enhanced-geometry svg:viewBox="0 0 21600 21600" draw:type="rectangle" draw:enhanced-path="M 0 0 L 21600 0 21600 21600 0 21600 0 0 Z N"/>
        </draw:custom-shape>
        <draw:custom-shape draw:name="TextBox 29" draw:style-name="gr5" draw:text-style-name="P11" draw:layer="layout" svg:width="9.338cm" svg:height="2.535cm" svg:x="3.981cm" svg:y="12.6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6" draw:text-style-name="P11" draw:layer="layout" svg:width="9.338cm" svg:height="1.013cm" svg:x="3.032cm" svg:y="15.3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" draw:layer="layout" svg:width="4.953cm" svg:height="2.794cm" svg:x="18.272cm" svg:y="5.953cm">
          <text:p text:style-name="P1"><text:span text:style-name="T1">Model training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2.286cm" svg:height="2.032cm" svg:x="18.399cm" svg:y="6.588cm">
          <text:p text:style-name="P9"><text:span text:style-name="T5">Transf</text:span><text:span text:style-name="T5">ormer </text:span></text:p>
          <text:p text:style-name="P9"><text:span text:style-name="T5">pretr</text:span><text:span text:style-name="T5">aining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2.286cm" svg:height="2.032cm" svg:x="20.812cm" svg:y="6.588cm">
          <text:p text:style-name="P9"><text:span text:style-name="T5">GAN </text:span></text:p>
          <text:p text:style-name="P9"><text:span text:style-name="T5">training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2.286cm" svg:height="2.032cm" svg:x="13.219cm" svg:y="6.588cm">
          <text:p text:style-name="P9"><text:span text:style-name="T5">Vocabulary, </text:span></text:p>
          <text:p text:style-name="P9"><text:span text:style-name="T5">Tokenization,</text:span></text:p>
          <text:p text:style-name="P9"><text:span text:style-name="T5">Padding</text:span></text:p>
          <draw:enhanced-geometry svg:viewBox="0 0 21600 21600" draw:type="rectangle" draw:enhanced-path="M 0 0 L 21600 0 21600 21600 0 21600 0 0 Z N"/>
        </draw:custom-shape>
        <draw:custom-shape draw:style-name="gr4" draw:text-style-name="P10" draw:layer="layout" svg:width="2.286cm" svg:height="2.032cm" svg:x="15.63cm" svg:y="6.588cm">
          <text:p text:style-name="P12"><text:span text:style-name="T5">Genome</text:span></text:p>
          <text:p text:style-name="P12"><text:span text:style-name="T5">→ </text:span><text:span text:style-name="T5">numeric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4T21:23:53.980944665</meta:creation-date>
    <dc:date>2021-09-17T13:55:21.177112139</dc:date>
    <meta:editing-duration>PT4H44M31S</meta:editing-duration>
    <meta:editing-cycles>114</meta:editing-cycles>
    <meta:generator>LibreOffice/6.4.7.2$Linux_X86_64 LibreOffice_project/40$Build-2</meta:generator>
    <meta:document-statistic meta:object-count="14"/>
  </office:meta>
</office:document-meta>
</file>